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enseespaiat" style:master-page-name="MP0" style:family="paragraph">
      <style:paragraph-properties fo:break-before="page" fo:text-align="justify" fo:margin-top="0.0277in" fo:margin-bottom="0.3888in" fo:line-height="90%"/>
      <style:text-properties style:font-name="Calibri" fo:text-transform="uppercase" fo:color="#4472C4" fo:language="ca" fo:country="ES"/>
    </style:style>
    <style:style style:name="P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9"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0"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1"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2"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3"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4"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5"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6"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7"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P18" style:parent-style-name="Senseespaiat" style:family="paragraph">
      <style:paragraph-properties fo:text-align="justify" fo:margin-top="0.0277in" fo:margin-bottom="0.3888in" fo:line-height="90%"/>
      <style:text-properties style:font-name="Calibri" fo:text-transform="uppercase" fo:color="#4472C4" fo:language="ca" fo:country="ES"/>
    </style:style>
    <style:style style:name="T19" style:parent-style-name="Tipusdelletraperdefectedelparàgraf" style:family="text">
      <style:text-properties style:font-name="Calibri" style:font-name-complex="Calibri" fo:font-size="16pt" style:font-size-asian="16pt"/>
    </style:style>
    <style:style style:name="P20" style:parent-style-name="Contents1" style:family="paragraph">
      <style:paragraph-properties>
        <style:tab-stops>
          <style:tab-stop style:type="right" style:leader-style="dotted" style:leader-text="." style:position="5.8986in"/>
        </style:tab-stops>
      </style:paragraph-properties>
    </style:style>
    <style:style style:name="T21" style:parent-style-name="Tipusdelletraperdefectedelparàgraf" style:family="text">
      <style:text-properties style:font-name="Calibri" fo:font-weight="bold" style:font-weight-asian="bold" style:font-weight-complex="bold" fo:language="ca" fo:country="ES"/>
    </style:style>
    <style:style style:name="T22" style:parent-style-name="Tipusdelletraperdefectedelparàgraf" style:family="text">
      <style:text-properties style:font-name="Calibri" fo:font-weight="bold" style:font-weight-asian="bold" style:font-weight-complex="bold"/>
    </style:style>
    <style:style style:name="T23" style:parent-style-name="Tipusdelletraperdefectedelparàgraf" style:family="text">
      <style:text-properties style:font-name="Calibri" fo:font-weight="bold" style:font-weight-asian="bold" style:font-weight-complex="bold"/>
    </style:style>
    <style:style style:name="T24" style:parent-style-name="Tipusdelletraperdefectedelparàgraf" style:family="text">
      <style:text-properties style:font-name="Calibri" fo:font-weight="bold" style:font-weight-asian="bold" style:font-weight-complex="bold"/>
    </style:style>
    <style:style style:name="T25" style:parent-style-name="Tipusdelletraperdefectedelparàgraf" style:family="text">
      <style:text-properties style:font-name="Calibri" fo:font-weight="bold" style:font-weight-asian="bold" style:font-weight-complex="bold"/>
    </style:style>
    <style:style style:name="T26" style:parent-style-name="Tipusdelletraperdefectedelparàgraf" style:family="text">
      <style:text-properties style:font-name="Calibri" fo:font-weight="bold" style:font-weight-asian="bold" style:font-weight-complex="bold"/>
    </style:style>
    <style:style style:name="T27" style:parent-style-name="Tipusdelletraperdefectedelparàgraf" style:family="text">
      <style:text-properties style:font-name="Calibri" fo:font-weight="bold" style:font-weight-asian="bold" style:font-weight-complex="bold"/>
    </style:style>
    <style:style style:name="T28" style:parent-style-name="Tipusdelletraperdefectedelparàgraf" style:family="text">
      <style:text-properties style:font-name="Calibri" fo:font-weight="bold" style:font-weight-asian="bold" style:font-weight-complex="bold"/>
    </style:style>
    <style:style style:name="P29" style:parent-style-name="Contents1" style:family="paragraph">
      <style:paragraph-properties fo:text-align="justify" fo:margin-top="0.0277in" fo:margin-bottom="0.3888in" fo:line-height="90%">
        <style:tab-stops>
          <style:tab-stop style:type="right" style:leader-style="dotted" style:leader-text="." style:position="5.8986in"/>
        </style:tab-stops>
      </style:paragraph-properties>
    </style:style>
    <style:style style:name="P3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4"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5"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6"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7"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8"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39"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0"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1"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2"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text-transform="uppercase" fo:color="#4472C4" fo:language="ca" fo:country="ES"/>
    </style:style>
    <style:style style:name="P43" style:parent-style-name="Standard" style:family="paragraph">
      <style:paragraph-properties fo:text-align="justify" fo:margin-top="0.0277in" fo:margin-bottom="0.3888in" fo:line-height="90%">
        <style:tab-stops>
          <style:tab-stop style:type="right" style:leader-style="dotted" style:leader-text="." style:position="5.8986in"/>
        </style:tab-stops>
      </style:paragraph-properties>
      <style:text-properties style:font-name="Calibri" fo:font-weight="bold" style:font-weight-asian="bold" fo:text-transform="uppercase" fo:color="#4472C4" fo:font-size="16pt" style:font-size-asian="16pt" style:font-size-complex="16pt" fo:language="ca" fo:country="ES"/>
    </style:style>
    <style:style style:name="P44" style:parent-style-name="Títol1" style:family="paragraph">
      <style:paragraph-properties fo:break-before="page" fo:text-align="justify"/>
      <style:text-properties style:font-name="Calibri" fo:font-weight="bold" style:font-weight-asian="bold" fo:language="ca" fo:country="ES"/>
    </style:style>
    <style:style style:name="P45" style:parent-style-name="Textbody" style:family="paragraph">
      <style:paragraph-properties fo:text-align="justify"/>
      <style:text-properties style:font-name="Calibri" fo:font-size="11pt" style:font-size-asian="11pt" style:font-size-complex="11pt" fo:language="ca" fo:country="ES"/>
    </style:style>
    <style:style style:name="P46" style:parent-style-name="Textbody" style:family="paragraph">
      <style:paragraph-properties fo:text-align="justify"/>
    </style:style>
    <style:style style:name="T47" style:parent-style-name="Tipusdelletraperdefectedelparàgraf" style:family="text">
      <style:text-properties style:font-name="Calibri" fo:font-size="11pt" style:font-size-asian="11pt" style:font-size-complex="11pt" fo:language="ca" fo:country="ES"/>
    </style:style>
    <style:style style:name="T48" style:parent-style-name="Tipusdelletraperdefectedelparàgraf" style:family="text">
      <style:text-properties style:font-name="Calibri" fo:font-style="italic" style:font-style-asian="italic" fo:font-size="11pt" style:font-size-asian="11pt" style:font-size-complex="11pt" fo:language="ca" fo:country="ES"/>
    </style:style>
    <style:style style:name="T49" style:parent-style-name="Tipusdelletraperdefectedelparàgraf" style:family="text">
      <style:text-properties style:font-name="Calibri" fo:font-size="11pt" style:font-size-asian="11pt" style:font-size-complex="11pt" fo:language="ca" fo:country="ES"/>
    </style:style>
    <style:style style:name="T50" style:parent-style-name="Tipusdelletraperdefectedelparàgraf" style:family="text">
      <style:text-properties style:font-name="Calibri" fo:font-style="italic" style:font-style-asian="italic" fo:font-size="11pt" style:font-size-asian="11pt" style:font-size-complex="11pt" fo:language="ca" fo:country="ES"/>
    </style:style>
    <style:style style:name="T51" style:parent-style-name="Tipusdelletraperdefectedelparàgraf" style:family="text">
      <style:text-properties style:font-name="Calibri" fo:font-size="11pt" style:font-size-asian="11pt" style:font-size-complex="11pt" fo:language="ca" fo:country="ES"/>
    </style:style>
    <style:style style:name="P52" style:parent-style-name="Textbody" style:family="paragraph">
      <style:paragraph-properties fo:text-align="justify"/>
    </style:style>
    <style:style style:name="T53" style:parent-style-name="Tipusdelletraperdefectedelparàgraf" style:family="text">
      <style:text-properties style:font-name="Calibri" fo:font-size="11pt" style:font-size-asian="11pt" style:font-size-complex="11pt" fo:language="ca" fo:country="ES"/>
    </style:style>
    <style:style style:name="T54" style:parent-style-name="Tipusdelletraperdefectedelparàgraf" style:family="text">
      <style:text-properties style:font-name="Calibri" fo:font-style="italic" style:font-style-asian="italic" fo:font-size="11pt" style:font-size-asian="11pt" style:font-size-complex="11pt" fo:language="ca" fo:country="ES"/>
    </style:style>
    <style:style style:name="T55" style:parent-style-name="Tipusdelletraperdefectedelparàgraf" style:family="text">
      <style:text-properties style:font-name="Calibri" fo:font-size="11pt" style:font-size-asian="11pt" style:font-size-complex="11pt" fo:language="ca" fo:country="ES"/>
    </style:style>
    <style:style style:name="P56" style:parent-style-name="Textbody" style:family="paragraph">
      <style:paragraph-properties fo:text-align="justify"/>
    </style:style>
    <style:style style:name="T57" style:parent-style-name="Tipusdelletraperdefectedelparàgraf" style:family="text">
      <style:text-properties style:font-name="Calibri" fo:font-size="11pt" style:font-size-asian="11pt" style:font-size-complex="11pt" fo:language="ca" fo:country="ES"/>
    </style:style>
    <style:style style:name="T58" style:parent-style-name="Tipusdelletraperdefectedelparàgraf" style:family="text">
      <style:text-properties style:font-name="Calibri" fo:font-size="11pt" style:font-size-asian="11pt" style:font-size-complex="11pt" fo:language="ca" fo:country="ES"/>
    </style:style>
    <style:style style:name="T59" style:parent-style-name="Tipusdelletraperdefectedelparàgraf" style:family="text">
      <style:text-properties style:font-name="Calibri" fo:font-style="italic" style:font-style-asian="italic" fo:font-size="11pt" style:font-size-asian="11pt" style:font-size-complex="11pt" fo:language="ca" fo:country="ES"/>
    </style:style>
    <style:style style:name="T60" style:parent-style-name="Tipusdelletraperdefectedelparàgraf" style:family="text">
      <style:text-properties style:font-name="Calibri" fo:font-size="11pt" style:font-size-asian="11pt" style:font-size-complex="11pt" fo:language="ca" fo:country="ES"/>
    </style:style>
    <style:style style:name="P61" style:parent-style-name="Textbody" style:family="paragraph">
      <style:paragraph-properties fo:text-align="justify"/>
      <style:text-properties style:font-name="Calibri" fo:font-size="11pt" style:font-size-asian="11pt" style:font-size-complex="11pt" fo:language="ca" fo:country="ES"/>
    </style:style>
    <style:style style:name="P62" style:parent-style-name="Textbody" style:family="paragraph">
      <style:paragraph-properties fo:text-align="justify"/>
      <style:text-properties style:font-name="Calibri" fo:font-size="11pt" style:font-size-asian="11pt" style:font-size-complex="11pt" fo:language="ca" fo:country="ES"/>
    </style:style>
    <style:style style:name="P63" style:parent-style-name="Textbody" style:family="paragraph">
      <style:paragraph-properties fo:text-align="justify"/>
      <style:text-properties style:font-name="Calibri" fo:font-size="11pt" style:font-size-asian="11pt" style:font-size-complex="11pt" fo:language="ca" fo:country="ES"/>
    </style:style>
    <style:style style:name="P64" style:parent-style-name="Textbody" style:family="paragraph">
      <style:paragraph-properties fo:text-align="justify"/>
    </style:style>
    <style:style style:name="T65" style:parent-style-name="Tipusdelletraperdefectedelparàgraf" style:family="text">
      <style:text-properties style:font-name="Calibri" fo:font-size="11pt" style:font-size-asian="11pt" style:font-size-complex="11pt" fo:language="ca" fo:country="ES"/>
    </style:style>
    <style:style style:name="T66" style:parent-style-name="Tipusdelletraperdefectedelparàgraf" style:family="text">
      <style:text-properties style:font-name="Calibri" fo:font-style="italic" style:font-style-asian="italic" fo:font-size="11pt" style:font-size-asian="11pt" style:font-size-complex="11pt" fo:language="ca" fo:country="ES"/>
    </style:style>
    <style:style style:name="T67" style:parent-style-name="Tipusdelletraperdefectedelparàgraf" style:family="text">
      <style:text-properties style:font-name="Calibri" fo:font-size="11pt" style:font-size-asian="11pt" style:font-size-complex="11pt" fo:language="ca" fo:country="ES"/>
    </style:style>
    <style:style style:name="T68" style:parent-style-name="Tipusdelletraperdefectedelparàgraf" style:family="text">
      <style:text-properties style:font-name="Calibri" fo:font-style="italic" style:font-style-asian="italic" fo:font-size="11pt" style:font-size-asian="11pt" style:font-size-complex="11pt" fo:language="ca" fo:country="ES"/>
    </style:style>
    <style:style style:name="T69" style:parent-style-name="Tipusdelletraperdefectedelparàgraf" style:family="text">
      <style:text-properties style:font-name="Calibri" fo:font-size="11pt" style:font-size-asian="11pt" style:font-size-complex="11pt" fo:language="ca" fo:country="ES"/>
    </style:style>
    <style:style style:name="P70" style:parent-style-name="Textbody" style:family="paragraph">
      <style:text-properties style:font-name="Calibri" fo:font-weight="bold" style:font-weight-asian="bold" fo:font-size="16pt" style:font-size-asian="16pt" style:font-size-complex="16pt" fo:language="ca" fo:country="ES"/>
    </style:style>
    <style:style style:name="P71" style:parent-style-name="Textbody" style:family="paragraph">
      <style:text-properties style:font-name="Calibri" fo:font-weight="bold" style:font-weight-asian="bold" fo:font-size="16pt" style:font-size-asian="16pt" style:font-size-complex="16pt" fo:language="ca" fo:country="ES"/>
    </style:style>
    <style:style style:name="P72" style:parent-style-name="Textbody" style:family="paragraph">
      <style:text-properties style:font-name="Calibri" fo:font-weight="bold" style:font-weight-asian="bold" fo:font-size="16pt" style:font-size-asian="16pt" style:font-size-complex="16pt" fo:language="ca" fo:country="ES"/>
    </style:style>
    <style:style style:name="P73" style:parent-style-name="Textbody" style:family="paragraph">
      <style:text-properties style:font-name="Calibri" fo:font-weight="bold" style:font-weight-asian="bold" fo:font-size="16pt" style:font-size-asian="16pt" style:font-size-complex="16pt" fo:language="ca" fo:country="ES"/>
    </style:style>
    <style:style style:name="P74" style:parent-style-name="Textbody" style:family="paragraph">
      <style:text-properties style:font-name="Calibri" fo:font-weight="bold" style:font-weight-asian="bold" fo:font-size="16pt" style:font-size-asian="16pt" style:font-size-complex="16pt" fo:language="ca" fo:country="ES"/>
    </style:style>
    <style:style style:name="P75" style:parent-style-name="Textbody" style:family="paragraph">
      <style:text-properties style:font-name="Calibri" fo:font-weight="bold" style:font-weight-asian="bold" fo:font-size="16pt" style:font-size-asian="16pt" style:font-size-complex="16pt" fo:language="ca" fo:country="ES"/>
    </style:style>
    <style:style style:name="P76" style:parent-style-name="Textbody" style:family="paragraph">
      <style:text-properties style:font-name="Calibri" fo:font-weight="bold" style:font-weight-asian="bold" fo:font-size="16pt" style:font-size-asian="16pt" style:font-size-complex="16pt" fo:language="ca" fo:country="ES"/>
    </style:style>
    <style:style style:name="P77" style:parent-style-name="Textbody" style:family="paragraph">
      <style:text-properties style:font-name="Calibri" fo:font-weight="bold" style:font-weight-asian="bold" fo:font-size="16pt" style:font-size-asian="16pt" style:font-size-complex="16pt" fo:language="ca" fo:country="ES"/>
    </style:style>
    <style:style style:name="P78" style:parent-style-name="Títol1" style:family="paragraph">
      <style:text-properties style:font-name="Calibri" fo:font-weight="bold" style:font-weight-asian="bold" fo:language="ca" fo:country="ES"/>
    </style:style>
    <style:style style:name="P79" style:parent-style-name="Standard" style:family="paragraph">
      <style:paragraph-properties fo:text-align="justify"/>
    </style:style>
    <style:style style:name="T80" style:parent-style-name="Tipusdelletraperdefectedelparàgraf" style:family="text">
      <style:text-properties style:font-name="Calibri" fo:font-size="11pt" style:font-size-asian="11pt" style:font-size-complex="11pt" fo:language="ca" fo:country="ES"/>
    </style:style>
    <style:style style:name="T81" style:parent-style-name="Tipusdelletraperdefectedelparàgraf" style:family="text">
      <style:text-properties style:font-name="Calibri" fo:font-size="11pt" style:font-size-asian="11pt" style:font-size-complex="11pt" fo:language="ca" fo:country="ES"/>
    </style:style>
    <style:style style:name="T82"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83" style:parent-style-name="Tipusdelletraperdefectedelparàgraf" style:family="text">
      <style:text-properties style:font-name="Calibri" fo:font-size="11pt" style:font-size-asian="11pt" style:font-size-complex="11pt" fo:language="ca" fo:country="ES"/>
    </style:style>
    <style:style style:name="T84" style:parent-style-name="Tipusdelletraperdefectedelparàgraf" style:family="text">
      <style:text-properties style:font-name="Calibri" fo:font-size="11pt" style:font-size-asian="11pt" style:font-size-complex="11pt" fo:language="ca" fo:country="ES"/>
    </style:style>
    <style:style style:name="P85" style:parent-style-name="Standard" style:family="paragraph">
      <style:paragraph-properties fo:text-align="justify"/>
      <style:text-properties fo:font-size="11pt" style:font-size-asian="11pt" style:font-size-complex="11pt" fo:language="ca" fo:country="ES"/>
    </style:style>
    <style:style style:name="P86" style:parent-style-name="Standard" style:family="paragraph">
      <style:paragraph-properties fo:text-align="justify"/>
    </style:style>
    <style:style style:name="T87"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88" style:parent-style-name="Tipusdelletraperdefectedelparàgraf" style:family="text">
      <style:text-properties style:font-name="Calibri" fo:font-size="11pt" style:font-size-asian="11pt" style:font-size-complex="11pt" fo:language="ca" fo:country="ES"/>
    </style:style>
    <style:style style:name="T89" style:parent-style-name="Tipusdelletraperdefectedelparàgraf" style:family="text">
      <style:text-properties style:font-name="Calibri" fo:font-size="11pt" style:font-size-asian="11pt" style:font-size-complex="11pt" fo:language="ca" fo:country="ES"/>
    </style:style>
    <style:style style:name="T9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91" style:parent-style-name="Tipusdelletraperdefectedelparàgraf" style:family="text">
      <style:text-properties style:font-name="Calibri" fo:font-size="11pt" style:font-size-asian="11pt" style:font-size-complex="11pt" fo:language="ca" fo:country="ES"/>
    </style:style>
    <style:style style:name="T92" style:parent-style-name="Tipusdelletraperdefectedelparàgraf" style:family="text">
      <style:text-properties style:font-name="Calibri" fo:font-size="11pt" style:font-size-asian="11pt" style:font-size-complex="11pt" fo:language="ca" fo:country="ES"/>
    </style:style>
    <style:style style:name="T93" style:parent-style-name="Tipusdelletraperdefectedelparàgraf" style:family="text">
      <style:text-properties style:font-name="Calibri" fo:font-size="11pt" style:font-size-asian="11pt" style:font-size-complex="11pt" fo:language="ca" fo:country="ES"/>
    </style:style>
    <style:style style:name="T9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95" style:parent-style-name="Tipusdelletraperdefectedelparàgraf" style:family="text">
      <style:text-properties style:font-name="Calibri" fo:font-size="11pt" style:font-size-asian="11pt" style:font-size-complex="11pt" fo:language="ca" fo:country="ES"/>
    </style:style>
    <style:style style:name="T96" style:parent-style-name="Tipusdelletraperdefectedelparàgraf" style:family="text">
      <style:text-properties style:font-name="Calibri" fo:font-size="11pt" style:font-size-asian="11pt" style:font-size-complex="11pt" fo:language="ca" fo:country="ES"/>
    </style:style>
    <style:style style:name="T97" style:parent-style-name="Tipusdelletraperdefectedelparàgraf" style:family="text">
      <style:text-properties style:font-name="Calibri" fo:font-size="11pt" style:font-size-asian="11pt" style:font-size-complex="11pt" fo:language="ca" fo:country="ES"/>
    </style:style>
    <style:style style:name="T98" style:parent-style-name="Tipusdelletraperdefectedelparàgraf" style:family="text">
      <style:text-properties style:font-name="Calibri" fo:font-size="11pt" style:font-size-asian="11pt" style:font-size-complex="11pt" fo:language="ca" fo:country="ES"/>
    </style:style>
    <style:style style:name="T99" style:parent-style-name="Tipusdelletraperdefectedelparàgraf" style:family="text">
      <style:text-properties style:font-name="Calibri" fo:font-size="11pt" style:font-size-asian="11pt" style:font-size-complex="11pt" fo:language="ca" fo:country="ES"/>
    </style:style>
    <style:style style:name="T100" style:parent-style-name="Tipusdelletraperdefectedelparàgraf" style:family="text">
      <style:text-properties style:font-name="Calibri" fo:font-size="11pt" style:font-size-asian="11pt" style:font-size-complex="11pt" fo:language="ca" fo:country="ES"/>
    </style:style>
    <style:style style:name="T101" style:parent-style-name="Tipusdelletraperdefectedelparàgraf" style:family="text">
      <style:text-properties style:font-name="Calibri" fo:font-size="11pt" style:font-size-asian="11pt" style:font-size-complex="11pt" fo:language="ca" fo:country="ES"/>
    </style:style>
    <style:style style:name="T102" style:parent-style-name="Tipusdelletraperdefectedelparàgraf" style:family="text">
      <style:text-properties style:font-name="Calibri" fo:font-size="11pt" style:font-size-asian="11pt" style:font-size-complex="11pt" fo:language="ca" fo:country="ES"/>
    </style:style>
    <style:style style:name="P103"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04" style:parent-style-name="Standard" style:family="paragraph">
      <style:paragraph-properties fo:text-align="justify"/>
    </style:style>
    <style:style style:name="T105"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06" style:parent-style-name="Tipusdelletraperdefectedelparàgraf" style:family="text">
      <style:text-properties style:font-name="Calibri" fo:font-size="11pt" style:font-size-asian="11pt" style:font-size-complex="11pt" fo:language="ca" fo:country="ES"/>
    </style:style>
    <style:style style:name="T107" style:parent-style-name="Tipusdelletraperdefectedelparàgraf" style:family="text">
      <style:text-properties style:font-name="Calibri" fo:font-size="11pt" style:font-size-asian="11pt" style:font-size-complex="11pt" fo:language="ca" fo:country="ES"/>
    </style:style>
    <style:style style:name="T10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09" style:parent-style-name="Tipusdelletraperdefectedelparàgraf" style:family="text">
      <style:text-properties style:font-name="Calibri" fo:font-size="11pt" style:font-size-asian="11pt" style:font-size-complex="11pt" fo:language="ca" fo:country="ES"/>
    </style:style>
    <style:style style:name="T11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1"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2" style:parent-style-name="Tipusdelletraperdefectedelparàgraf" style:family="text">
      <style:text-properties style:font-name="Calibri" fo:font-size="11pt" style:font-size-asian="11pt" style:font-size-complex="11pt" fo:language="ca" fo:country="ES"/>
    </style:style>
    <style:style style:name="T11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1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15" style:parent-style-name="Tipusdelletraperdefectedelparàgraf" style:family="text">
      <style:text-properties style:font-name="Calibri" fo:font-size="11pt" style:font-size-asian="11pt" style:font-size-complex="11pt" fo:language="ca" fo:country="ES"/>
    </style:style>
    <style:style style:name="T116"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7" style:parent-style-name="Tipusdelletraperdefectedelparàgraf" style:family="text">
      <style:text-properties style:font-name="Calibri" fo:font-size="11pt" style:font-size-asian="11pt" style:font-size-complex="11pt" fo:language="ca" fo:country="ES"/>
    </style:style>
    <style:style style:name="T11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19" style:parent-style-name="Tipusdelletraperdefectedelparàgraf" style:family="text">
      <style:text-properties style:font-name="Calibri" fo:font-size="11pt" style:font-size-asian="11pt" style:font-size-complex="11pt" fo:language="ca" fo:country="ES"/>
    </style:style>
    <style:style style:name="T120" style:parent-style-name="Tipusdelletraperdefectedelparàgraf" style:family="text">
      <style:text-properties style:font-name="Calibri" fo:font-size="11pt" style:font-size-asian="11pt" style:font-size-complex="11pt" fo:language="ca" fo:country="ES"/>
    </style:style>
    <style:style style:name="P121"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22" style:parent-style-name="Standard" style:family="paragraph">
      <style:paragraph-properties fo:text-align="justify"/>
    </style:style>
    <style:style style:name="T123"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24" style:parent-style-name="Tipusdelletraperdefectedelparàgraf" style:family="text">
      <style:text-properties style:font-name="Calibri" fo:font-size="11pt" style:font-size-asian="11pt" style:font-size-complex="11pt" fo:language="ca" fo:country="ES"/>
    </style:style>
    <style:style style:name="T125" style:parent-style-name="Tipusdelletraperdefectedelparàgraf" style:family="text">
      <style:text-properties style:font-name="Calibri" fo:font-size="11pt" style:font-size-asian="11pt" style:font-size-complex="11pt" fo:language="ca" fo:country="ES"/>
    </style:style>
    <style:style style:name="T12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27" style:parent-style-name="Tipusdelletraperdefectedelparàgraf" style:family="text">
      <style:text-properties style:font-name="Calibri" fo:font-size="11pt" style:font-size-asian="11pt" style:font-size-complex="11pt" fo:language="ca" fo:country="ES"/>
    </style:style>
    <style:style style:name="T128"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29"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30" style:parent-style-name="Tipusdelletraperdefectedelparàgraf" style:family="text">
      <style:text-properties style:font-name="Calibri" fo:font-size="11pt" style:font-size-asian="11pt" style:font-size-complex="11pt" fo:language="ca" fo:country="ES"/>
    </style:style>
    <style:style style:name="T131" style:parent-style-name="Tipusdelletraperdefectedelparàgraf" style:family="text">
      <style:text-properties style:font-name="Calibri" fo:font-size="11pt" style:font-size-asian="11pt" style:font-size-complex="11pt" fo:language="ca" fo:country="ES"/>
    </style:style>
    <style:style style:name="T132"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33" style:parent-style-name="Tipusdelletraperdefectedelparàgraf" style:family="text">
      <style:text-properties style:font-name="Calibri" fo:font-size="11pt" style:font-size-asian="11pt" style:font-size-complex="11pt" fo:language="ca" fo:country="ES"/>
    </style:style>
    <style:style style:name="T134"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35" style:parent-style-name="Tipusdelletraperdefectedelparàgraf" style:family="text">
      <style:text-properties style:font-name="Calibri" fo:font-size="11pt" style:font-size-asian="11pt" style:font-size-complex="11pt" fo:language="ca" fo:country="ES"/>
    </style:style>
    <style:style style:name="T136"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37" style:parent-style-name="Tipusdelletraperdefectedelparàgraf" style:family="text">
      <style:text-properties style:font-name="Calibri" fo:font-size="11pt" style:font-size-asian="11pt" style:font-size-complex="11pt" fo:language="ca" fo:country="ES"/>
    </style:style>
    <style:style style:name="T138" style:parent-style-name="Tipusdelletraperdefectedelparàgraf" style:family="text">
      <style:text-properties style:font-name="Calibri" fo:font-size="11pt" style:font-size-asian="11pt" style:font-size-complex="11pt" fo:language="ca" fo:country="ES"/>
    </style:style>
    <style:style style:name="T139"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40" style:parent-style-name="Tipusdelletraperdefectedelparàgraf" style:family="text">
      <style:text-properties style:font-name="Calibri" fo:font-size="11pt" style:font-size-asian="11pt" style:font-size-complex="11pt" fo:language="ca" fo:country="ES"/>
    </style:style>
    <style:style style:name="T141" style:parent-style-name="Tipusdelletraperdefectedelparàgraf" style:family="text">
      <style:text-properties style:font-name="Calibri" fo:font-size="11pt" style:font-size-asian="11pt" style:font-size-complex="11pt" fo:language="ca" fo:country="ES"/>
    </style:style>
    <style:style style:name="T142" style:parent-style-name="Tipusdelletraperdefectedelparàgraf" style:family="text">
      <style:text-properties style:font-name="Calibri" fo:font-size="11pt" style:font-size-asian="11pt" style:font-size-complex="11pt" fo:language="ca" fo:country="ES"/>
    </style:style>
    <style:style style:name="T14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44" style:parent-style-name="Tipusdelletraperdefectedelparàgraf" style:family="text">
      <style:text-properties style:font-name="Calibri" fo:font-size="11pt" style:font-size-asian="11pt" style:font-size-complex="11pt" fo:language="ca" fo:country="ES"/>
    </style:style>
    <style:style style:name="T145" style:parent-style-name="Tipusdelletraperdefectedelparàgraf" style:family="text">
      <style:text-properties style:font-name="Calibri" fo:font-size="11pt" style:font-size-asian="11pt" style:font-size-complex="11pt" fo:language="ca" fo:country="ES"/>
    </style:style>
    <style:style style:name="T146"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47" style:parent-style-name="Tipusdelletraperdefectedelparàgraf" style:family="text">
      <style:text-properties style:font-name="Calibri" fo:font-size="11pt" style:font-size-asian="11pt" style:font-size-complex="11pt" fo:language="ca" fo:country="ES"/>
    </style:style>
    <style:style style:name="T148" style:parent-style-name="Tipusdelletraperdefectedelparàgraf" style:family="text">
      <style:text-properties style:font-name="Calibri" fo:font-size="11pt" style:font-size-asian="11pt" style:font-size-complex="11pt" fo:language="ca" fo:country="ES"/>
    </style:style>
    <style:style style:name="T149" style:parent-style-name="Tipusdelletraperdefectedelparàgraf" style:family="text">
      <style:text-properties style:font-name="Calibri" fo:font-size="11pt" style:font-size-asian="11pt" style:font-size-complex="11pt" fo:language="ca" fo:country="ES"/>
    </style:style>
    <style:style style:name="P150"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51" style:parent-style-name="Standard" style:family="paragraph">
      <style:paragraph-properties fo:text-align="justify"/>
    </style:style>
    <style:style style:name="T152"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53"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54" style:parent-style-name="Tipusdelletraperdefectedelparàgraf" style:family="text">
      <style:text-properties style:font-name="Calibri" fo:font-size="11pt" style:font-size-asian="11pt" style:font-size-complex="11pt" fo:language="ca" fo:country="ES"/>
    </style:style>
    <style:style style:name="T155" style:parent-style-name="Tipusdelletraperdefectedelparàgraf" style:family="text">
      <style:text-properties style:font-name="Calibri" fo:font-size="11pt" style:font-size-asian="11pt" style:font-size-complex="11pt" fo:language="ca" fo:country="ES"/>
    </style:style>
    <style:style style:name="T156" style:parent-style-name="Tipusdelletraperdefectedelparàgraf" style:family="text">
      <style:text-properties style:font-name="Calibri" fo:font-size="11pt" style:font-size-asian="11pt" style:font-size-complex="11pt" fo:language="ca" fo:country="ES"/>
    </style:style>
    <style:style style:name="T15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58" style:parent-style-name="Tipusdelletraperdefectedelparàgraf" style:family="text">
      <style:text-properties style:font-name="Calibri" fo:font-size="11pt" style:font-size-asian="11pt" style:font-size-complex="11pt" fo:language="ca" fo:country="ES"/>
    </style:style>
    <style:style style:name="T159" style:parent-style-name="Tipusdelletraperdefectedelparàgraf" style:family="text">
      <style:text-properties style:font-name="Calibri" fo:font-size="11pt" style:font-size-asian="11pt" style:font-size-complex="11pt" fo:language="ca" fo:country="ES"/>
    </style:style>
    <style:style style:name="T160"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61" style:parent-style-name="Tipusdelletraperdefectedelparàgraf" style:family="text">
      <style:text-properties style:font-name="Calibri" fo:font-size="11pt" style:font-size-asian="11pt" style:font-size-complex="11pt" fo:language="ca" fo:country="ES"/>
    </style:style>
    <style:style style:name="T162"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63" style:parent-style-name="Tipusdelletraperdefectedelparàgraf" style:family="text">
      <style:text-properties style:font-name="Calibri" fo:font-size="11pt" style:font-size-asian="11pt" style:font-size-complex="11pt" fo:language="ca" fo:country="ES"/>
    </style:style>
    <style:style style:name="T164" style:parent-style-name="Tipusdelletraperdefectedelparàgraf" style:family="text">
      <style:text-properties style:font-name="Calibri" fo:font-size="11pt" style:font-size-asian="11pt" style:font-size-complex="11pt" fo:language="ca" fo:country="ES"/>
    </style:style>
    <style:style style:name="T165"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66" style:parent-style-name="Tipusdelletraperdefectedelparàgraf" style:family="text">
      <style:text-properties style:font-name="Calibri" fo:font-size="11pt" style:font-size-asian="11pt" style:font-size-complex="11pt" fo:language="ca" fo:country="ES"/>
    </style:style>
    <style:style style:name="T167"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68" style:parent-style-name="Tipusdelletraperdefectedelparàgraf" style:family="text">
      <style:text-properties style:font-name="Calibri" fo:font-size="11pt" style:font-size-asian="11pt" style:font-size-complex="11pt" fo:language="ca" fo:country="ES"/>
    </style:style>
    <style:style style:name="P169" style:parent-style-name="Standard" style:family="paragraph">
      <style:paragraph-properties fo:text-align="justify"/>
      <style:text-properties fo:font-weight="bold" style:font-weight-asian="bold" style:font-weight-complex="bold" fo:font-size="11pt" style:font-size-asian="11pt" style:font-size-complex="11pt" fo:language="ca" fo:country="ES"/>
    </style:style>
    <style:style style:name="P170" style:parent-style-name="Standard" style:family="paragraph">
      <style:paragraph-properties fo:text-align="justify"/>
    </style:style>
    <style:style style:name="T171" style:parent-style-name="Tipusdelletraperdefectedelparàgraf" style:family="text">
      <style:text-properties style:font-name="Calibri" fo:font-weight="bold" style:font-weight-asian="bold" style:font-weight-complex="bold" fo:font-size="11pt" style:font-size-asian="11pt" style:font-size-complex="11pt" fo:language="ca" fo:country="ES"/>
    </style:style>
    <style:style style:name="T172" style:parent-style-name="Tipusdelletraperdefectedelparàgraf" style:family="text">
      <style:text-properties style:font-name="Calibri" fo:font-size="11pt" style:font-size-asian="11pt" style:font-size-complex="11pt" fo:language="ca" fo:country="ES"/>
    </style:style>
    <style:style style:name="T173" style:parent-style-name="Tipusdelletraperdefectedelparàgraf" style:family="text">
      <style:text-properties style:font-name="Calibri" fo:font-size="11pt" style:font-size-asian="11pt" style:font-size-complex="11pt" fo:language="ca" fo:country="ES"/>
    </style:style>
    <style:style style:name="T174" style:parent-style-name="Tipusdelletraperdefectedelparàgraf" style:family="text">
      <style:text-properties style:font-name="Calibri" fo:font-weight="bold" style:font-weight-asian="bold" style:font-weight-complex="bold" fo:font-style="italic" style:font-style-asian="italic" style:font-style-complex="italic" fo:font-size="11pt" style:font-size-asian="11pt" style:font-size-complex="11pt" fo:language="ca" fo:country="ES"/>
    </style:style>
    <style:style style:name="T175" style:parent-style-name="Tipusdelletraperdefectedelparàgraf" style:family="text">
      <style:text-properties style:font-name="Calibri" fo:font-size="11pt" style:font-size-asian="11pt" style:font-size-complex="11pt" fo:language="ca" fo:country="ES"/>
    </style:style>
    <style:style style:name="T176" style:parent-style-name="Tipusdelletraperdefectedelparàgraf" style:family="text">
      <style:text-properties style:font-name="Calibri" fo:font-size="11pt" style:font-size-asian="11pt" style:font-size-complex="11pt" fo:language="ca" fo:country="ES"/>
    </style:style>
    <style:style style:name="T177" style:parent-style-name="Tipusdelletraperdefectedelparàgraf" style:family="text">
      <style:text-properties style:font-name="Calibri" fo:font-size="11pt" style:font-size-asian="11pt" style:font-size-complex="11pt" fo:language="ca" fo:country="ES"/>
    </style:style>
    <style:style style:name="T178"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79" style:parent-style-name="Tipusdelletraperdefectedelparàgraf" style:family="text">
      <style:text-properties style:font-name="Calibri" fo:font-size="11pt" style:font-size-asian="11pt" style:font-size-complex="11pt" fo:language="ca" fo:country="ES"/>
    </style:style>
    <style:style style:name="T180"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81" style:parent-style-name="Tipusdelletraperdefectedelparàgraf" style:family="text">
      <style:text-properties style:font-name="Calibri" fo:font-size="11pt" style:font-size-asian="11pt" style:font-size-complex="11pt" fo:language="ca" fo:country="ES"/>
    </style:style>
    <style:style style:name="T182" style:parent-style-name="Tipusdelletraperdefectedelparàgraf" style:family="text">
      <style:text-properties style:font-name="Calibri" fo:font-size="11pt" style:font-size-asian="11pt" style:font-size-complex="11pt" fo:language="ca" fo:country="ES"/>
    </style:style>
    <style:style style:name="T183" style:parent-style-name="Tipusdelletraperdefectedelparàgraf" style:family="text">
      <style:text-properties style:font-name="Calibri" fo:font-style="italic" style:font-style-asian="italic" style:font-style-complex="italic" fo:font-size="11pt" style:font-size-asian="11pt" style:font-size-complex="11pt" fo:language="ca" fo:country="ES"/>
    </style:style>
    <style:style style:name="T184" style:parent-style-name="Tipusdelletraperdefectedelparàgraf" style:family="text">
      <style:text-properties style:font-name="Calibri" fo:font-size="11pt" style:font-size-asian="11pt" style:font-size-complex="11pt" fo:language="ca" fo:country="ES"/>
    </style:style>
    <style:style style:name="P185" style:parent-style-name="Standard" style:family="paragraph">
      <style:paragraph-properties fo:text-align="justify"/>
      <style:text-properties style:font-name="Calibri" fo:font-size="11pt" style:font-size-asian="11pt" style:font-size-complex="11pt" fo:language="ca" fo:country="ES"/>
    </style:style>
    <style:style style:name="P186" style:parent-style-name="Títol1" style:family="paragraph">
      <style:paragraph-properties fo:text-align="justify"/>
      <style:text-properties style:font-name="Calibri" fo:font-size="11pt" style:font-size-asian="11pt" style:font-size-complex="11pt" fo:language="ca" fo:country="ES"/>
    </style:style>
    <style:style style:name="P187" style:parent-style-name="Standard" style:family="paragraph">
      <style:paragraph-properties fo:text-align="justify"/>
      <style:text-properties style:font-name="Calibri" fo:font-size="11pt" style:font-size-asian="11pt" style:font-size-complex="11pt" fo:language="ca" fo:country="ES"/>
    </style:style>
    <style:style style:name="P188" style:parent-style-name="Títol1" style:family="paragraph">
      <style:paragraph-properties fo:text-align="justify"/>
      <style:text-properties style:font-name="Calibri" fo:font-weight="bold" style:font-weight-asian="bold" fo:language="ca" fo:country="ES"/>
    </style:style>
    <style:style style:name="P189" style:parent-style-name="Standard" style:family="paragraph">
      <style:paragraph-properties fo:text-align="justify"/>
      <style:text-properties style:font-name="Calibri" fo:font-size="11pt" style:font-size-asian="11pt" style:font-size-complex="11pt" fo:language="ca" fo:country="ES"/>
    </style:style>
    <style:style style:name="P190" style:parent-style-name="Standard" style:family="paragraph">
      <style:paragraph-properties fo:text-align="justify"/>
    </style:style>
    <style:style style:name="T191" style:parent-style-name="Tipusdelletraperdefectedelparàgraf" style:family="text">
      <style:text-properties style:font-name="Calibri" fo:font-size="11pt" style:font-size-asian="11pt" style:font-size-complex="11pt" fo:language="ca" fo:country="ES"/>
    </style:style>
  </office:automatic-styles>
  <office:body>
    <office:text text:use-soft-page-breaks="true">
      <text:p text:style-name="P1"/>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soft-page-break/>
      <text:p text:style-name="TítoldelIDC"><text:span text:style-name="T19">ÍNDEX</text:span></text:p>
      <text:p text:style-name="P20"><text:a xlink:href="#_Toc525673841" office:target-frame-name="_top" xlink:show="replace"><text:span text:style-name="T21">Observacions del codi</text:span></text:a><text:a xlink:href="#_Toc525673841" office:target-frame-name="_top" xlink:show="replace"><text:span text:style-name="T22"><text:tab/>2</text:span></text:a><text:span text:style-name="T23"><text:line-break/></text:span><text:span text:style-name="T24">Funcionament del programa</text:span><text:span text:style-name="T25"><text:tab/>3</text:span><text:span text:style-name="T26"><text:line-break/></text:span><text:span text:style-name="T27">Valgrind</text:span><text:span text:style-name="T28"><text:tab/>4</text:span></text:p>
      <text:p text:style-name="P29"><text:a xlink:href="#_Toc525673843" office:target-frame-name="_top" xlink:show="replace"/></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soft-page-break/>
      <text:h text:style-name="P44" text:outline-level="1">Observacions del codi</text:h>
      <text:p text:style-name="P45">En aquest apartat explicarem detalls sobre la implementació del codi no mencionats a la resta d’apartats respecte a algunes decisions de disseny:</text:p>
      <text:list text:style-name="LFO1" text:continue-numbering="true">
        <text:list-item>
          <text:p text:style-name="P46"><text:span text:style-name="T47">Les funcions<text:s/></text:span><text:span text:style-name="T48">insert_node_tree()</text:span><text:span text:style-name="T49"><text:s/>i<text:s/></text:span><text:span text:style-name="T50">insert_destination</text:span><text:span text:style-name="T51"><text:s/>són funcions noves d’aquesta pràctica que tenen exactament el mateix codi d’addició d’elements que la pràctica anterior però en una funció apart per tal de poder executar fragments de codi des del menú a l’hora de crear una base de dades des d’un fitxer donat.</text:span></text:p>
        </text:list-item>
        <text:list-item>
          <text:p text:style-name="P52"><text:span text:style-name="T53">Les funcions de la pràctica anterior es troben al fitxer<text:s/></text:span><text:span text:style-name="T54">data_base.c</text:span><text:span text:style-name="T55">, d’aquesta manera se separa el menú de la implementació de la base de dades d’aeroports. Això ha propiciat la creació d’un header.</text:span></text:p>
        </text:list-item>
        <text:list-item>
          <text:p text:style-name="P56"><text:span text:style-name="T57">Makefiles: en C, es considera bona pràctica tenir un makefile per cada carpeta. A més, prevé d’errors a l’hora d’agafar fitxers de subcarpetes i crear els .o en la carpeta actual. Per tal de<text:s/></text:span><text:span text:style-name="T58">poder mantenir la modularitat i tenir cada cosa en carpetes separades s’han creat 4 makefiles: un pel menú, un per les funcions de la base de dades, un per l’arbre i un per la llista enllaçada. Aleshores, en executar la comanda<text:s/></text:span><text:span text:style-name="T59">make</text:span><text:span text:style-name="T60"><text:s/>des de la localització del menú, s’especifica que per crear l’executable són necessaris tots els .o i el que es demana per crear-los és l’execució del make de la carpeta inferior. D’aquesta manera hi ha un sistema iteratiu de makes que es criden quan es necessiten. De manera igual, el clean usa els cleans de les carpetes inferiors. Aquest sistema implica que qualsevol modificació en arxius inferiors no serà reconeguda pel make superior en fer make i caldrà executar make clean abans del make.</text:span></text:p>
        </text:list-item>
        <text:list-item>
          <text:p text:style-name="P61">Tot i que hi ha bastants mètodes que utilitzen la paraula ‘database’, en realitat tots treballen amb un simple rb_tree.</text:p>
        </text:list-item>
        <text:list-item>
          <text:p text:style-name="P62">Per tal de fer més fàcil el recompte de nodes a l’arbre, hem afegit un comptador de nodes a l’estructura rb_tree (d’aquesta manera ens estalviem un postorder només per comptar).</text:p>
        </text:list-item>
        <text:list-item>
          <text:p text:style-name="P63">Qualsevol tipus d’error que es produeixi, el missatge s’envia a través del canal d’error. Ha sigut el consens el que ens ha determinat que és un missatge i que és un error.</text:p>
        </text:list-item>
        <text:list-item>
          <text:p text:style-name="P64"><text:span text:style-name="T65">Tant les funcions<text:s/></text:span><text:span text:style-name="T66">delay()</text:span><text:span text:style-name="T67"><text:s/>com<text:s/></text:span><text:span text:style-name="T68">max_destinations()</text:span><text:span text:style-name="T69"><text:s/>de la base de dades imprimeixen els resultats des de data base i no ho retornen (decisió del programador).</text:span></text:p>
        </text:list-item>
      </text:list>
      <text:p text:style-name="P70"/>
      <text:p text:style-name="P71"/>
      <text:p text:style-name="P72"/>
      <text:p text:style-name="P73"/>
      <text:p text:style-name="P74"/>
      <text:p text:style-name="P75"/>
      <text:p text:style-name="P76"/>
      <text:p text:style-name="P77"/>
      <text:soft-page-break/>
      <text:h text:style-name="P78" text:outline-level="1">Funcionament del programa</text:h>
      <text:p text:style-name="P79"><text:span text:style-name="T80">Aquesta tercera pràctica parteix de funcions de l’altra pràctica per tal d’operar amb arbres binaris d’aeroports ja vists a l’anterior pràctica. El main utilitza una plantilla de menú que ofereix a l’usuari un menú amb diverses opcions a realitzar. Aqu</text:span><text:span text:style-name="T81">est imprimeix per pantalla les opcions disponibles, llegeix la entrada d’usuari amb un<text:s/></text:span><text:span text:style-name="T82">fgets</text:span><text:span text:style-name="T83"><text:s/>i mitjançant un switch s’escull la comanda a realitzar. Les funcions que pot dur a terme l’usuari són les següents: crear un nou arbre, guardar un arbre a memòria,</text:span><text:span text:style-name="T84"><text:s/>llegir un arbre guardat a disc, consultar informació sobre l’arbre i sortir del programa. Anem a veure ara amb més detall en qué consisteix cadascuna d’aquestes opcions.</text:span></text:p>
      <text:p text:style-name="P85"/>
      <text:p text:style-name="P86"><text:span text:style-name="T87">Creació de l’arbre:</text:span><text:span text:style-name="T88"><text:s/>El programa demana a l’usuari que introdueixi la localització d’</text:span><text:span text:style-name="T89">un fitxer d’aeroports i un de vols. Si el programa ja disposa d’un arbre, l’eliminem (expliquem aquest procés en més detall a<text:s/></text:span><text:span text:style-name="T90">sortida de programa</text:span><text:span text:style-name="T91">).<text:s/></text:span><text:span text:style-name="T92">Si no</text:span><text:span text:style-name="T93">, cridem al mètode<text:s/></text:span><text:span text:style-name="T94">build_database(str1, str2)</text:span><text:span text:style-name="T95"><text:s/>que rep els 2<text:s/></text:span><text:span text:style-name="T96">char pointers</text:span><text:span text:style-name="T97"><text:s/>i crea un nou arbre d’aeroports<text:s/></text:span><text:span text:style-name="T98">utilitzant les funcions de la pràctica 2. El<text:s/></text:span><text:span text:style-name="T99">mètode</text:span><text:span text:style-name="T100"><text:s/>en<text:s/></text:span><text:span text:style-name="T101">qüestió</text:span><text:span text:style-name="T102"><text:s/>crea l’arbre donada la llista d’aeroports, introdueix els vols i retorna l’arbre construït.</text:span></text:p>
      <text:p text:style-name="P103"/>
      <text:p text:style-name="P104"><text:span text:style-name="T105">Emmagatzemar arbre:<text:s/></text:span><text:span text:style-name="T106">Aquesta opció permet a l’usuari guardar l’arbre actual com a un fitxer de text a</text:span><text:span text:style-name="T107"><text:s/>on indiqui l’usuari. Primer de tot el programa llegeix amb un<text:s/></text:span><text:span text:style-name="T108">fgets</text:span><text:span text:style-name="T109"><text:s/>la localització on l’usuari vol guardar l’arbre. Un cop obtinguda, s’obre un nou fitxer d’escriptura utilitzant la operació<text:s/></text:span><text:span text:style-name="T110">fopen(str1, “w”</text:span><text:span text:style-name="T111">)</text:span><text:span text:style-name="T112">. Ara, el primer pas consisteix a escriure el<text:s/></text:span><text:span text:style-name="T113">m</text:span><text:span text:style-name="T114">agic number</text:span><text:span text:style-name="T115"><text:s/>i el nombre de nodes al fitxer fent servir la operació<text:s/></text:span><text:span text:style-name="T116">fwrite()</text:span><text:span text:style-name="T117">. Per guardar els nodes de l’arbre el recorrem fent postorder: per cada nou node, guardem l’aeroport d’origen i el número de vols amb<text:s/></text:span><text:span text:style-name="T118">fwrite()</text:span><text:span text:style-name="T119">, i tot seguit recorrem la seva linked-</text:span><text:span text:style-name="T120">list escrivint per cada element el nom de l’aeroport de destí, el número de vols i el retard. D’aquesta manera continuem recorrent el arbre fins escriure totes les dades al fitxer.</text:span></text:p>
      <text:p text:style-name="P121"/>
      <text:p text:style-name="P122"><text:span text:style-name="T123">Llegir arbre:<text:s/></text:span><text:span text:style-name="T124">Ara l’usuari introdueix la localització d’un fitxer de text<text:s/></text:span><text:span text:style-name="T125">que contingui la informació d’un arbre d’aeroports i el programa l’utilitzarà per crear novament un arbre. Primer el programa rep la localització del fitxer amb<text:s/></text:span><text:span text:style-name="T126">fgets<text:s/></text:span><text:span text:style-name="T127">(Si ja tenim un arbre guardat, l’esborrem) i l’obrim amb<text:s/></text:span><text:span text:style-name="T128">fopen(str1, “r”</text:span><text:span text:style-name="T129">)</text:span><text:span text:style-name="T130">. Un cop obert e</text:span><text:span text:style-name="T131">l fitxer, primer de tot hem de comprovar que el<text:s/></text:span><text:span text:style-name="T132">magic number</text:span><text:span text:style-name="T133"><text:s/>coincideix. De no ser així, el programa imprimeix un error i acabem. Si el nombre és vàlid, creem un arbre buit amb<text:s/></text:span><text:span text:style-name="T134">create_database()</text:span><text:span text:style-name="T135"><text:s/>i llegim el nombre de nodes amb<text:s/></text:span><text:span text:style-name="T136">fread()</text:span><text:span text:style-name="T137">. Un cop sabem el nomb</text:span><text:span text:style-name="T138">re de nodes, podem recórrer amb un<text:s/></text:span><text:span text:style-name="T139">for()</text:span><text:span text:style-name="T140"><text:s/>la llista de nodes. Per cada node, llegim el nom de l’aeroport d’origen i<text:s/></text:span><text:span text:style-name="T141">l’introduïm</text:span><text:span text:style-name="T142"><text:s/>a l’arbre buit utilitzant funcions de la pràctica anterior amb<text:s/></text:span><text:span text:style-name="T143">insert_node_tree()</text:span><text:span text:style-name="T144">. A continuació llegim el nombre de vols i torne</text:span><text:span text:style-name="T145">m a iterar, llegint els 3 atributs de cada element de la linked-list i afegint-los a l’arbre amb el mètode<text:s/></text:span><text:span text:style-name="T146">insert_destination()</text:span><text:span text:style-name="T147">, el qual crea l’element i l’afegeix a l’arbre. Aquest procés<text:s/></text:span><text:span text:style-name="T148">continua</text:span><text:span text:style-name="T149"><text:s/>fins que hem afegit tots els elements a l’arbre.</text:span></text:p>
      <text:p text:style-name="P150"/>
      <text:p text:style-name="P151"><text:span text:style-name="T152">Buscar i</text:span><text:span text:style-name="T153">nformació:</text:span><text:span text:style-name="T154"><text:s/>Aquesta comanda permet a l’usuari fer consultes d’informació sobre l’arbre, de manera<text:s/></text:span><text:span text:style-name="T155">idèntica</text:span><text:span text:style-name="T156"><text:s/>a la tasca demanada a la pràctica 2. El programa llegeix l’input de l’usuari amb<text:s/></text:span><text:span text:style-name="T157">fgets()</text:span><text:span text:style-name="T158">, el qual té 2 opcions: Si l’input és un salt de línia, la fun</text:span><text:span text:style-name="T159">ció cridarà al mètode<text:s/></text:span><text:span text:style-name="T160">max_destinations()</text:span><text:span text:style-name="T161">, que imprimirà per pantalla el node de l’arbre amb més destinacions. D’altra banda, si l’usuari introdueix el nom d’un aeroport, es cridarà a la funció<text:s/></text:span><text:span text:style-name="T162">delay()</text:span><text:span text:style-name="T163">, que calcularà el retard mig de tots els vols de l’aero</text:span><text:span text:style-name="T164">port especificat. Les funcions<text:s/></text:span><text:span text:style-name="T165">max_destinations()</text:span><text:span text:style-name="T166"><text:s/>i<text:s/></text:span><text:span text:style-name="T167">delay()</text:span><text:span text:style-name="T168"><text:s/>funcionen de manera idèntica a la pràctica anterior, per la qual cosa no tornem a comentar el seu funcionament.</text:span></text:p>
      <text:p text:style-name="P169"/>
      <text:p text:style-name="P170"><text:span text:style-name="T171">Sortir del programa:</text:span><text:span text:style-name="T172"><text:s/>Finalment, aquesta opció permet a l’usuari finalitzar l’execuc</text:span><text:span text:style-name="T173">ió del programa. Si tenim algun arbre inicialitzat, aleshores cridem a<text:s/></text:span><text:span text:style-name="T174">delete_database(tree)</text:span><text:span text:style-name="T175"><text:s/>per tal d’eliminar l’arbre alliberant la memòria necessària. El mètode en<text:s/></text:span><text:span text:style-name="T176">qüestió</text:span><text:span text:style-name="T177"><text:s/>simplement crida al mètode<text:s/></text:span><text:span text:style-name="T178">delete_tree()</text:span><text:span text:style-name="T179"><text:s/>de la pràctica anterior, fa un<text:s/></text:span><text:span text:style-name="T180">free</text:span><text:span text:style-name="T181"><text:s/>de l</text:span><text:span text:style-name="T182">’arbre i el posa a NULL. Un cop alliberat, la opció 5 finalitza el bucle<text:s/></text:span><text:span text:style-name="T183">do{}while()<text:s/></text:span><text:span text:style-name="T184">del main, per la qual cosa el programa acaba.</text:span></text:p>
      <text:p text:style-name="P185"/>
      <text:h text:style-name="P186" text:outline-level="1"/>
      <text:p text:style-name="P187"/>
      <text:soft-page-break/>
      <text:h text:style-name="P188" text:outline-level="1">Valgrind</text:h>
      <text:p text:style-name="P189">Utilitzem Valgrind per comprovar que la memòria s’allibera correctament. Veiem que no dóna errors:</text:p>
      <text:p text:style-name="P190"><text:span text:style-name="T191">[TO 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1" style:display-name="Títol 1" style:family="paragraph" style:parent-style-name="Standard" style:next-style-name="Standard" style:default-outline-level="1">
      <style:paragraph-properties fo:keep-with-next="always" fo:keep-together="always" fo:margin-top="0.1666in"/>
      <style:text-properties style:font-name="Calibri Light" fo:color="#2E74B5" fo:font-size="16pt" style:font-size-asian="16pt" style:font-size-complex="16pt" fo:hyphenate="false"/>
    </style:style>
    <style:style style:name="Normal" style:display-name="Normal" style:family="paragraph">
      <style:text-properties fo:hyphenate="false"/>
    </style:style>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lista" style:display-name="Llista" style:family="paragraph" style:parent-style-name="Textbody">
      <style:text-properties fo:hyphenate="false"/>
    </style:style>
    <style:style style:name="Llegenda" style:display-name="L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enseespaiat" style:display-name="Sense espaiat" style:family="paragraph">
      <style:text-properties style:language-asian="es" style:country-asian="ES" fo:hyphenate="false"/>
    </style:style>
    <style:style style:name="Contents1" style:display-name="Contents 1" style:family="paragraph" style:parent-style-name="Standard" style:next-style-name="Standard">
      <style:paragraph-properties fo:margin-bottom="0.0694in"/>
      <style:text-properties fo:hyphenate="false"/>
    </style:style>
    <style:style style:name="TítoldelIDC" style:display-name="Títol de l'IDC" style:family="paragraph" style:parent-style-name="Títol1" style:next-style-name="Standard" style:default-outline-level="1">
      <style:paragraph-properties fo:margin-top="0.3333in" fo:line-height="115%"/>
      <style:text-properties fo:font-weight="bold" style:font-weight-asian="bold" style:font-weight-complex="bold" fo:font-size="14pt" style:font-size-asian="14pt" style:font-size-complex="14pt" fo:hyphenate="false"/>
    </style:style>
    <style:style style:name="Framecontents" style:display-name="Frame contents" style:family="paragraph" style:parent-style-name="Standard">
      <style:text-properties fo:hyphenate="false"/>
    </style:style>
    <style:style style:name="Fig." style:display-name="Fig." style:family="paragraph" style:parent-style-name="Llegenda">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RIOL RABASSEDA ALCAIDE</dc:creator>
    <meta:creation-date>2018-10-12T18:21:00Z</meta:creation-date>
    <dc:date>2018-10-31T17:01:00Z</dc:date>
    <meta:template xlink:href="Normal.dotm" xlink:type="simple"/>
    <meta:editing-cycles>23</meta:editing-cycles>
    <meta:editing-duration>PT23820S</meta:editing-duration>
    <meta:document-statistic meta:page-count="5" meta:paragraph-count="13" meta:word-count="1047" meta:character-count="6794" meta:row-count="48" meta:non-whitespace-character-count="5760"/>
  </office:meta>
</office:document-meta>
</file>